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432E00001ADFAF28FB04.wmf"/>
  <manifest:file-entry manifest:media-type="" manifest:full-path="Pictures/200000080000432E00001ADFB9FCF995.wmf"/>
  <manifest:file-entry manifest:media-type="" manifest:full-path="Pictures/200000080000432E00000F810D97A355.wmf"/>
  <manifest:file-entry manifest:media-type="" manifest:full-path="Pictures/200000080000432E00000F811B9463E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77003c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77003c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00%"/>
      <style:text-properties fo:color="#77003c" fo:font-size="11pt" fo:language="en" fo:country="none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">
      <style:paragraph-properties fo:margin-top="0in" fo:margin-bottom="0.139in" fo:line-height="100%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5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77003c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77003c"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 1</text:p>
      <text:p text:style-name="P2">_</text:p>
      <text:p text:style-name="P1">Blah blah</text:p>
      <text:p text:style-name="P2">_</text:p>
      <text:p text:style-name="P1">Act 6 Act 5</text:p>
      <text:p text:style-name="P2">_</text:p>
      <text:p text:style-name="P2">1. =007471</text:p>
      <text:p text:style-name="P2">yo i cant deal w this prissy hat chat no more</text:p>
      <text:p text:style-name="P2">public works my ass what a waste of royal gold</text:p>
      <text:p text:style-name="P2">this is what i get for lettin all proper dudes run shit instead of nasty clowns</text:p>
      <text:p text:style-name="P2">@The Dignitary i want ma ring back motha fuck</text:p>
      <text:p text:style-name="P2">_</text:p>
      <text:p text:style-name="P2">2. JC1: =007597</text:p>
      <text:p text:style-name="P4"><draw:frame draw:style-name="fr1" text:anchor-type="as-char" svg:width="6in" svg:height="1.3854in" draw:z-index="0"><draw:image xlink:href="Pictures/200000080000432E00000F811B9463E4.wmf" xlink:type="simple" xlink:show="embed" xlink:actuate="onLoad"/></draw:frame></text:p>
      <text:p text:style-name="P4"><draw:frame draw:style-name="fr1" text:anchor-type="as-char" svg:width="6in" svg:height="1.3854in" draw:z-index="1"><draw:image xlink:href="Pictures/200000080000432E00000F810D97A355.wmf" xlink:type="simple" xlink:show="embed" xlink:actuate="onLoad"/></draw:frame></text:p>
      <text:p text:style-name="P4"/>
      <text:p text:style-name="P2">_</text:p>
      <text:p text:style-name="P2">3. RxLa1: =007601</text:p>
      <text:p text:style-name="P2"><text:soft-page-break/>yo dont fuck with my heiress</text:p>
      <text:p text:style-name="P2">gurl got royal bidness porpoises to attend</text:p>
      <text:p text:style-name="P2">and do not even T)(INK i dont know you out a jail bitch</text:p>
      <text:p text:style-name="P2">you take a flip thru ma secret jam yet</text:p>
      <text:p text:style-name="P2">dat sparkle shit i left w tha dance clowns on</text:p>
      <text:p text:style-name="P2">_</text:p>
      <text:p text:style-name="P1">Act 6 Act 5 Act 2</text:p>
      <text:p text:style-name="P2">_</text:p>
      <text:p text:style-name="P2">4. RxLa2: =007632</text:p>
      <text:p text:style-name="P2">gurl u made your cocoon</text:p>
      <text:p text:style-name="P2">DWI</text:p>
      <text:p text:style-name="P2">_</text:p>
      <text:p text:style-name="P1">Act 6 Act 5 Act 1</text:p>
      <text:p text:style-name="P2">_</text:p>
      <text:p text:style-name="P2">5. =007824</text:p>
      <text:p text:style-name="P3"><draw:frame draw:style-name="fr1" text:anchor-type="as-char" svg:width="6in" svg:height="2.3957in" draw:z-index="2"><draw:image xlink:href="Pictures/200000080000432E00001ADFAF28FB04.wmf" xlink:type="simple" xlink:show="embed" xlink:actuate="onLoad"/></draw:frame></text:p>
      <text:p text:style-name="P2"/>
      <text:p text:style-name="P2">_</text:p>
      <text:p text:style-name="P2">6. =007825</text:p>
      <text:p text:style-name="P3"><text:soft-page-break/><draw:frame draw:style-name="fr1" text:anchor-type="as-char" svg:width="6in" svg:height="2.3957in" draw:z-index="3"><draw:image xlink:href="Pictures/200000080000432E00001ADFB9FCF995.wmf" xlink:type="simple" xlink:show="embed" xlink:actuate="onLoad"/></draw:frame></text:p>
      <text:p text:style-name="P2"/>
      <text:p text:style-name="P2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4" meta:object-count="0" meta:page-count="3" meta:paragraph-count="37" meta:word-count="143" meta:character-count="602"/>
    <meta:generator>OpenOffice/4.1.2$Win32 OpenOffice.org_project/412m3$Build-9782</meta:generator>
  </office:meta>
</office:document-meta>
</file>